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9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eeeee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<text:s text:c="34"/>IGNITE TECH FEST 20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vent:</text:p>
          </table:table-cell>
          <table:table-cell table:style-name="ce4" office:value-type="string" calcext:value-type="string">
            <text:p>                              Competitive Coding Do-Sel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lno:</text:p>
          </table:table-cell>
          <table:table-cell table:style-name="ce2" office:value-type="string" calcext:value-type="string">
            <text:p>Name: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vyanshu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smuk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vi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gar 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uneet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ubhan Chandr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ivakanth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anta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arthi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hashwat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lson 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shwi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nasvi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ti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nany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atvik P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radeep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avi 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waroop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nshul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nn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misha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nisha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imhadri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arthik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unith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outham Y Rao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ooja D.S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hika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marth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ira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yank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ev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kashwal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drish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nkith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bijith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ish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4:55:40.849813749</meta:creation-date>
    <dc:date>2016-12-02T15:28:46.313597288</dc:date>
    <meta:editing-duration>PT17M4S</meta:editing-duration>
    <meta:editing-cycles>3</meta:editing-cycles>
    <meta:generator>LibreOffice/4.2.8.2$Linux_x86 LibreOffice_project/420m0$Build-2</meta:generator>
    <meta:document-statistic meta:table-count="1" meta:cell-count="81" meta:object-count="0"/>
  </office:meta>
</office:document-meta>
</file>